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957in"/>
    </style:style>
    <style:style style:name="co2" style:family="table-column">
      <style:table-column-properties fo:break-before="auto" style:column-width="1.002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6598in"/>
    </style:style>
    <style:style style:name="co5" style:family="table-column">
      <style:table-column-properties fo:break-before="auto" style:column-width="0.9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Wallet_SOL</text:p>
          </table:table-cell>
          <table:table-cell office:value-type="string" calcext:value-type="string">
            <text:p>Trading_SOL</text:p>
          </table:table-cell>
          <table:table-cell office:value-type="string" calcext:value-type="string">
            <text:p>Gas_SOL</text:p>
          </table:table-cell>
          <table:table-cell office:value-type="string" calcext:value-type="string">
            <text:p>Reserve_SOL</text:p>
          </table:table-cell>
          <table:table-cell office:value-type="string" calcext:value-type="string">
            <text:p>Max_Positions_number</text:p>
          </table:table-cell>
          <table:table-cell office:value-type="string" calcext:value-type="string">
            <text:p>Position_siz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ROUNDDOWN((2/3)*[.A2];1)"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table:formula="of:=[.A2]-([.B2]+[.C2])" office:value-type="float" office:value="0.3" calcext:value-type="float">
            <text:p>0.3</text:p>
          </table:table-cell>
          <table:table-cell table:formula="of:=ROUNDDOWN([.B2]/0.35;0)"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ROUNDDOWN((2/3)*[.A3];1)"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table:formula="of:=[.A3]-([.B3]+[.C3])" office:value-type="float" office:value="0.4" calcext:value-type="float">
            <text:p>0.4</text:p>
          </table:table-cell>
          <table:table-cell table:formula="of:=ROUNDDOWN([.B3]/0.35;0)"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5" calcext:value-type="float">
            <text:p>0.5</text:p>
          </table:table-cell>
          <table:table-cell table:formula="of:=ROUNDDOWN([.B4]/0.35;0)" office:value-type="float" office:value="5" calcext:value-type="float">
            <text:p>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ROUNDDOWN([.B5]/0.35;0)" office:value-type="float" office:value="11" calcext:value-type="float">
            <text:p>1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.5" calcext:value-type="float">
            <text:p>1.5</text:p>
          </table:table-cell>
          <table:table-cell table:formula="of:=ROUNDDOWN([.B6]/0.35;0)" office:value-type="float" office:value="17" calcext:value-type="float">
            <text:p>1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ROUNDDOWN([.B7]/0.35;0)" office:value-type="float" office:value="22" calcext:value-type="float">
            <text:p>2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.5" calcext:value-type="float">
            <text:p>2.5</text:p>
          </table:table-cell>
          <table:table-cell table:formula="of:=ROUNDDOWN([.B8]/0.35;0)" office:value-type="float" office:value="28" calcext:value-type="float">
            <text:p>2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ROUNDDOWN([.B9]/0.35;0)" office:value-type="float" office:value="34" calcext:value-type="float">
            <text:p>3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.5" calcext:value-type="float">
            <text:p>3.5</text:p>
          </table:table-cell>
          <table:table-cell table:formula="of:=ROUNDDOWN([.B10]/0.35;0)" office:value-type="float" office:value="40" calcext:value-type="float">
            <text:p>4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ROUNDDOWN([.B11]/0.35;0)" office:value-type="float" office:value="45" calcext:value-type="float">
            <text:p>4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.5" calcext:value-type="float">
            <text:p>4.5</text:p>
          </table:table-cell>
          <table:table-cell table:formula="of:=ROUNDDOWN([.B12]/0.35;0)" office:value-type="float" office:value="51" calcext:value-type="float">
            <text:p>5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ROUNDDOWN([.B13]/0.35;0)" office:value-type="float" office:value="57" calcext:value-type="float">
            <text:p>5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5.5" calcext:value-type="float">
            <text:p>5.5</text:p>
          </table:table-cell>
          <table:table-cell table:formula="of:=ROUNDDOWN([.B14]/0.35;0)" office:value-type="float" office:value="62" calcext:value-type="float">
            <text:p>6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ROUNDDOWN([.B15]/0.35;0)" office:value-type="float" office:value="68" calcext:value-type="float">
            <text:p>6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6.5" calcext:value-type="float">
            <text:p>6.5</text:p>
          </table:table-cell>
          <table:table-cell table:formula="of:=ROUNDDOWN([.B16]/0.35;0)" office:value-type="float" office:value="74" calcext:value-type="float">
            <text:p>7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table:formula="of:=ROUNDDOWN([.B17]/0.35;0)" office:value-type="float" office:value="80" calcext:value-type="float">
            <text:p>8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7.5" calcext:value-type="float">
            <text:p>7.5</text:p>
          </table:table-cell>
          <table:table-cell table:formula="of:=ROUNDDOWN([.B18]/0.35;0)" office:value-type="float" office:value="85" calcext:value-type="float">
            <text:p>8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8" calcext:value-type="float">
            <text:p>8</text:p>
          </table:table-cell>
          <table:table-cell table:formula="of:=ROUNDDOWN([.B19]/0.35;0)" office:value-type="float" office:value="91" calcext:value-type="float">
            <text:p>9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8.5" calcext:value-type="float">
            <text:p>8.5</text:p>
          </table:table-cell>
          <table:table-cell table:formula="of:=ROUNDDOWN([.B20]/0.35;0)" office:value-type="float" office:value="97" calcext:value-type="float">
            <text:p>9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ROUNDDOWN([.B21]/0.35;0)" office:value-type="float" office:value="102" calcext:value-type="float">
            <text:p>10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9.5" calcext:value-type="float">
            <text:p>9.5</text:p>
          </table:table-cell>
          <table:table-cell table:formula="of:=ROUNDDOWN([.B22]/0.35;0)" office:value-type="float" office:value="108" calcext:value-type="float">
            <text:p>10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ROUNDDOWN([.B23]/0.35;0)" office:value-type="float" office:value="114" calcext:value-type="float">
            <text:p>11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10.5" calcext:value-type="float">
            <text:p>10.5</text:p>
          </table:table-cell>
          <table:table-cell table:formula="of:=ROUNDDOWN([.B24]/0.35;0)" office:value-type="float" office:value="120" calcext:value-type="float">
            <text:p>12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ROUNDDOWN([.B25]/0.35;0)" office:value-type="float" office:value="125" calcext:value-type="float">
            <text:p>12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1.5" calcext:value-type="float">
            <text:p>11.5</text:p>
          </table:table-cell>
          <table:table-cell table:formula="of:=ROUNDDOWN([.B26]/0.35;0)" office:value-type="float" office:value="131" calcext:value-type="float">
            <text:p>13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ROUNDDOWN([.B27]/0.35;0)" office:value-type="float" office:value="137" calcext:value-type="float">
            <text:p>13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2.5" calcext:value-type="float">
            <text:p>12.5</text:p>
          </table:table-cell>
          <table:table-cell table:formula="of:=ROUNDDOWN([.B28]/0.35;0)" office:value-type="float" office:value="142" calcext:value-type="float">
            <text:p>14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ROUNDDOWN([.B29]/0.35;0)" office:value-type="float" office:value="148" calcext:value-type="float">
            <text:p>14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3.5" calcext:value-type="float">
            <text:p>13.5</text:p>
          </table:table-cell>
          <table:table-cell table:formula="of:=ROUNDDOWN([.B30]/0.35;0)" office:value-type="float" office:value="154" calcext:value-type="float">
            <text:p>15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ROUNDDOWN([.B31]/0.35;0)" office:value-type="float" office:value="160" calcext:value-type="float">
            <text:p>160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14.5" calcext:value-type="float">
            <text:p>14.5</text:p>
          </table:table-cell>
          <table:table-cell table:formula="of:=ROUNDDOWN([.B32]/0.35;0)" office:value-type="float" office:value="165" calcext:value-type="float">
            <text:p>165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ROUNDDOWN([.B33]/0.35;0)" office:value-type="float" office:value="171" calcext:value-type="float">
            <text:p>171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5.5" calcext:value-type="float">
            <text:p>15.5</text:p>
          </table:table-cell>
          <table:table-cell table:formula="of:=ROUNDDOWN([.B34]/0.35;0)" office:value-type="float" office:value="177" calcext:value-type="float">
            <text:p>17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ROUNDDOWN([.B35]/0.35;0)" office:value-type="float" office:value="182" calcext:value-type="float">
            <text:p>182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16.5" calcext:value-type="float">
            <text:p>16.5</text:p>
          </table:table-cell>
          <table:table-cell table:formula="of:=ROUNDDOWN([.B36]/0.35;0)" office:value-type="float" office:value="188" calcext:value-type="float">
            <text:p>188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8" calcext:value-type="float">
            <text:p>68</text:p>
          </table:table-cell>
          <table:table-cell table:number-columns-repeated="2" office:value-type="float" office:value="17" calcext:value-type="float">
            <text:p>17</text:p>
          </table:table-cell>
          <table:table-cell table:formula="of:=ROUNDDOWN([.B37]/0.35;0)" office:value-type="float" office:value="194" calcext:value-type="float">
            <text:p>194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7.5" calcext:value-type="float">
            <text:p>17.5</text:p>
          </table:table-cell>
          <table:table-cell table:formula="of:=ROUNDDOWN([.B38]/0.35;0)" office:value-type="float" office:value="200" calcext:value-type="float">
            <text:p>200</text:p>
          </table:table-cell>
          <table:table-cell office:value-type="float" office:value="0.3" calcext:value-type="float">
            <text:p>0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0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2T20:48:50.140675202</meta:creation-date>
    <dc:date>2026-02-03T00:04:32.958380895</dc:date>
    <meta:editing-duration>PT23M34S</meta:editing-duration>
    <meta:editing-cycles>1</meta:editing-cycles>
    <meta:document-statistic meta:table-count="1" meta:cell-count="228" meta:object-count="0"/>
    <meta:generator>LibreOffice/24.2.7.2$Linux_X86_64 LibreOffice_project/420$Build-2</meta:generator>
  </office:meta>
</office:document-meta>
</file>